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bc4f" officeooo:paragraph-rsid="0007bc4f" style:font-weight-asian="bold" style:font-weight-complex="bold"/>
    </style:style>
    <style:style style:name="P2" style:family="paragraph" style:parent-style-name="Standard">
      <style:text-properties officeooo:rsid="00090a66" officeooo:paragraph-rsid="00090a66"/>
    </style:style>
    <style:style style:name="P3" style:family="paragraph" style:parent-style-name="Standard" style:list-style-name="L1">
      <style:text-properties fo:font-weight="normal" officeooo:rsid="0007bc4f" officeooo:paragraph-rsid="0007bc4f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7bc4f" officeooo:paragraph-rsid="0007bc4f" style:font-weight-asian="normal" style:font-weight-complex="normal"/>
    </style:style>
    <style:style style:name="P5" style:family="paragraph" style:parent-style-name="Standard">
      <style:text-properties fo:font-weight="normal" officeooo:rsid="0007bc4f" officeooo:paragraph-rsid="0007bc4f" style:font-weight-asian="normal" style:font-weight-complex="normal"/>
    </style:style>
    <style:style style:name="P6" style:family="paragraph" style:parent-style-name="Standard">
      <style:text-properties fo:font-weight="normal" officeooo:rsid="00090a66" officeooo:paragraph-rsid="00090a66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90a66" officeooo:paragraph-rsid="00090a66" style:font-weight-asian="normal" style:font-weight-complex="normal"/>
    </style:style>
    <style:style style:name="P8" style:family="paragraph" style:parent-style-name="Standard" style:list-style-name="L4">
      <style:text-properties fo:font-weight="normal" officeooo:rsid="000ad770" officeooo:paragraph-rsid="00090a66" style:font-weight-asian="normal" style:font-weight-complex="normal"/>
    </style:style>
    <style:style style:name="P9" style:family="paragraph" style:parent-style-name="Standard">
      <style:text-properties fo:font-weight="normal" officeooo:rsid="000ad770" officeooo:paragraph-rsid="00090a66" style:font-weight-asian="normal" style:font-weight-complex="normal"/>
    </style:style>
    <style:style style:name="P10" style:family="paragraph" style:parent-style-name="Standard" style:list-style-name="L3">
      <style:text-properties officeooo:paragraph-rsid="00090a66"/>
    </style:style>
    <style:style style:name="P11" style:family="paragraph" style:parent-style-name="Standard" style:list-style-name="L3">
      <style:text-properties fo:font-weight="bold" officeooo:rsid="00090a66" officeooo:paragraph-rsid="00090a66" style:font-weight-asian="bold" style:font-weight-complex="bold"/>
    </style:style>
    <style:style style:name="P12" style:family="paragraph" style:parent-style-name="Standard" style:list-style-name="L4">
      <style:text-properties fo:font-weight="bold" officeooo:rsid="00090a66" officeooo:paragraph-rsid="00090a66" style:font-weight-asian="bold" style:font-weight-complex="bold"/>
    </style:style>
    <style:style style:name="P13" style:family="paragraph" style:parent-style-name="Standard" style:list-style-name="L4">
      <style:text-properties fo:font-weight="bold" officeooo:rsid="000ad770" officeooo:paragraph-rsid="000ad770" style:font-weight-asian="bold" style:font-weight-complex="bold"/>
    </style:style>
    <style:style style:name="P14" style:family="paragraph" style:parent-style-name="Standard">
      <style:text-properties fo:color="#ce181e" fo:font-style="italic" fo:font-weight="bold" officeooo:rsid="000c47e9" officeooo:paragraph-rsid="000c47e9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a66" style:font-weight-asian="normal" style:font-weight-complex="normal"/>
    </style:style>
    <style:style style:name="T3" style:family="text">
      <style:text-properties fo:font-weight="normal" officeooo:rsid="000ad77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90a66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34569805" text:style-name="L1">
        <text:list-item>
          <text:p text:style-name="P3"/>
        </text:list-item>
      </text:list>
      <text:list xml:id="list1502310865" text:style-name="L2">
        <text:list-item>
          <text:p text:style-name="P4">4.089 + 0.21= 4.299</text:p>
        </text:list-item>
        <text:list-item>
          <text:p text:style-name="P4">33.009 + 9.003 = 42.012</text:p>
        </text:list-item>
        <text:list-item>
          <text:p text:style-name="P4">1.982 + 0.0003 + 5.3 = 7.2823</text:p>
        </text:list-item>
        <text:list-item>
          <text:p text:style-name="P4">27.4387 + 2.7434= 30.1821</text:p>
        </text:list-item>
        <text:list-item>
          <text:p text:style-name="P4">8.425 – 1.008 = 7.417</text:p>
        </text:list-item>
        <text:list-item>
          <text:p text:style-name="P4">20.96 – 0.9921 = <text:s/>19.9679</text:p>
        </text:list-item>
        <text:list-item>
          <text:p text:style-name="P4">7 – 0.59327 = 6.40673</text:p>
        </text:list-item>
        <text:list-item>
          <text:p text:style-name="P4">400 – 5.4005 = 394.5995</text:p>
        </text:list-item>
        <text:list-item>
          <text:p text:style-name="P4">3.743 + 0.24 + 0.9 = 4.883</text:p>
        </text:list-item>
        <text:list-item>
          <text:p text:style-name="P4">56.17 + 4.021 + 0.8973 = 61.0883</text:p>
        </text:list-item>
      </text:list>
      <text:p text:style-name="P6"/>
      <text:p text:style-name="P2"><text:span text:style-name="T1"><text:tab/></text:span><text:span text:style-name="T4">2.</text:span></text:p>
      <text:list xml:id="list2712086182" text:style-name="L3">
        <text:list-item>
          <text:p text:style-name="P7">0.5 + 3.2 + 0.018 = 3.718 = 3.72</text:p>
        </text:list-item>
        <text:list-item>
          <text:p text:style-name="P7">0.479 + 1.623 = 2.102 = 2.1</text:p>
        </text:list-item>
        <text:list-item>
          <text:p text:style-name="P10"><text:span text:style-name="T2">172. 4 – 62.03 – 3.1 = </text:span><text:span text:style-name="T3">107</text:span><text:span text:style-name="T2">.27 = </text:span><text:span text:style-name="T3">107.3</text:span></text:p>
          <text:p text:style-name="P11"/>
        </text:list-item>
      </text:list>
      <text:p text:style-name="P1"><text:span text:style-name="T1"><text:tab/></text:span><text:span text:style-name="T5">3.</text:span></text:p>
      <text:list xml:id="list648710607" text:style-name="L4">
        <text:list-item>
          <text:p text:style-name="P12"><text:span text:style-name="T1">42.05 + 3.95 + 125.4 = </text:span><text:span text:style-name="T3">171.4 = 171</text:span></text:p>
        </text:list-item>
        <text:list-item>
          <text:p text:style-name="P8">18.137 − 9.05 = 9.087 = 9.09</text:p>
        </text:list-item>
        <text:list-item>
          <text:p text:style-name="P13"><text:span text:style-name="T3">5.</text:span><text:span text:style-name="T1">014 – 0.324 = 4.69 = 4.7</text:span></text:p>
        </text:list-item>
      </text:list>
      <text:p text:style-name="P9"/>
      <text:p text:style-name="P9"/>
      <text:p text:style-name="P9"/>
      <text:p text:style-name="P14">CORRECTION</text:p>
      <text:p text:style-name="P14"><text:span text:style-name="T7"><text:tab/>3.</text:span></text:p>
      <text:p text:style-name="P14"><text:span text:style-name="T7"><text:tab/>a) 42.05+3.95+125.4 = 171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0:36:01.041650254</meta:creation-date>
    <dc:date>2020-05-15T07:31:58.455062909</dc:date>
    <meta:editing-duration>PT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21" meta:character-count="508" meta:non-whitespace-character-count="412"/>
  </office:meta>
</office:document-meta>
</file>